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text-align="start" style:justify-single-word="false"/>
    </style:style>
    <style:style style:name="P2" style:family="paragraph" style:parent-style-name="Text_20_body">
      <style:paragraph-properties fo:margin-top="0cm" fo:margin-bottom="0cm" loext:contextual-spacing="false" fo:line-height="138%" fo:text-align="center" style:justify-single-word="false" fo:padding="0cm" fo:border="none" style:writing-mode="lr-tb"/>
      <style:text-properties fo:color="#c9211e" style:font-name="Roboto" fo:font-size="12pt" fo:font-weight="normal" fo:background-color="transparent"/>
    </style:style>
    <style:style style:name="P3" style:family="paragraph" style:parent-style-name="Text_20_body">
      <style:paragraph-properties fo:margin-left="0cm" fo:margin-right="0cm" fo:margin-top="0cm" fo:margin-bottom="0cm" loext:contextual-spacing="false" fo:line-height="138%" fo:text-align="start" style:justify-single-word="false" fo:text-indent="1.27cm" style:auto-text-indent="false" fo:padding="0cm" fo:border="none" style:writing-mode="lr-tb"/>
      <style:text-properties fo:color="#0d0d0d" style:font-name="Roboto" fo:font-size="12pt" fo:font-weight="normal" fo:background-color="transparent"/>
    </style:style>
    <style:style style:name="P4" style:family="paragraph" style:parent-style-name="Text_20_body">
      <style:paragraph-properties fo:margin-left="0cm" fo:margin-right="0cm" fo:margin-top="0cm" fo:margin-bottom="0.529cm" loext:contextual-spacing="false" fo:line-height="138%" fo:text-align="start" style:justify-single-word="false" fo:text-indent="1.27cm" style:auto-text-indent="false" style:writing-mode="lr-tb"/>
      <style:text-properties fo:color="#0d0d0d" style:font-name="Roboto" fo:font-size="12pt"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m_4008352799532794714m_7518416152878151311gmail-docs-internal-guid-5829e1b0-7fff-468b-d4c1-19b483ffb404"/>RAPPORT DE PROJET</text:p>
      <text:p text:style-name="P2"/>
      <text:p text:style-name="P3">Comme sujet, nous avons choisi CY’FEST. Ce choix a été tout à fait naturel pour nous, étant donné que nous aimons tous les concerts. Nous trouvions cela intéressant de s'intéresser plus précisément à la mise en place de ce genre d’événement. </text:p>
      <text:p text:style-name="P3">Pour commencer, nous avons décidé de former ce groupe à trois puisque depuis le début de l’année nous collaborons ensemble lors des TD d’informatique, donc cela était donc évident pour nous de travailler sur ce projet ensemble. Dès le début du projet, nous étions conscients du fait que le niveau au sein du groupe était plutôt hétérogène. La difficulté a donc été d'essayer de se répartir le travail le plus équitablement possible, en tenant compte du fait que certaines tâches ne pouvaient pas être réalisées par n’importe quel membre du groupe avec la même facilité. </text:p>
      <text:p text:style-name="P3">Pour mener à bien ce projet, nous avons dû être clairs sur les rôles de chacun au sein du groupe. Nous avons donc choisi de nommer un chef de projet : Alessio. En effet, c’est celui d’entre nous qui maîtrise le plus les notions vues en TD et même bien plus encore. Alessio avait donc pour rôle de répartir les tâches et surtout de vérifier la qualité du travail fourni par les autres membres du groupe. Ensuite, le rôle de Jules au sein du projet a été de trouver de nouvelles idées pour rendre le projet plus complet et plus intuitif. Jilani, quant à lui, a eu pour rôle de veiller au respect du cahier des charges pour être sûr que nous respections bien les consignes. </text:p>
      <text:p text:style-name="P4">Au fur et à mesure du temps et grâce à beaucoup de communication, nous avons peu à peu réussi à créer une réelle dynamique de groupe qui nous a permis de mener à bien ce projet.</text:p>
      <text:p text:style-name="P1"/>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4-05-26T21:25:49.839000000</dc:date>
    <meta:editing-duration>PT34S</meta:editing-duration>
    <meta:editing-cycles>1</meta:editing-cycles>
    <meta:document-statistic meta:table-count="0" meta:image-count="0" meta:object-count="0" meta:page-count="1" meta:paragraph-count="5" meta:word-count="301" meta:character-count="1677" meta:non-whitespace-character-count="1378"/>
  </office:meta>
</office:document-meta>
</file>